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3.678cm" style:rel-column-width="14166*"/>
    </style:style>
    <style:style style:name="Tableau1.B" style:family="table-column">
      <style:table-column-properties style:column-width="1.879cm" style:rel-column-width="7236*"/>
    </style:style>
    <style:style style:name="Tableau1.C" style:family="table-column">
      <style:table-column-properties style:column-width="1.852cm" style:rel-column-width="7134*"/>
    </style:style>
    <style:style style:name="Tableau1.D" style:family="table-column">
      <style:table-column-properties style:column-width="2.305cm" style:rel-column-width="8880*"/>
    </style:style>
    <style:style style:name="Tableau1.E" style:family="table-column">
      <style:table-column-properties style:column-width="2.429cm" style:rel-column-width="9356*"/>
    </style:style>
    <style:style style:name="Tableau1.G" style:family="table-column">
      <style:table-column-properties style:column-width="2.441cm" style:rel-column-width="94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G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_31_0Tableau2" style:display-name="10Tableau2" style:family="table">
      <style:table-properties style:width="16.589cm" fo:margin-left="0cm" fo:margin-right="0.411cm" table:align="margins"/>
    </style:style>
    <style:style style:name="_31_0Tableau2.A" style:display-name="10Tableau2.A" style:family="table-column">
      <style:table-column-properties style:column-width="3.466cm" style:rel-column-width="1965*"/>
    </style:style>
    <style:style style:name="_31_0Tableau2.B" style:display-name="10Tableau2.B" style:family="table-column">
      <style:table-column-properties style:column-width="1.667cm" style:rel-column-width="945*"/>
    </style:style>
    <style:style style:name="_31_0Tableau2.C" style:display-name="10Tableau2.C" style:family="table-column">
      <style:table-column-properties style:column-width="2.434cm" style:rel-column-width="1380*"/>
    </style:style>
    <style:style style:name="_31_0Tableau2.D" style:display-name="10Tableau2.D" style:family="table-column">
      <style:table-column-properties style:column-width="2.147cm" style:rel-column-width="1217*"/>
    </style:style>
    <style:style style:name="_31_0Tableau2.E" style:display-name="10Tableau2.E" style:family="table-column">
      <style:table-column-properties style:column-width="2.034cm" style:rel-column-width="1153*"/>
    </style:style>
    <style:style style:name="_31_0Tableau2.F" style:display-name="10Tableau2.F" style:family="table-column">
      <style:table-column-properties style:column-width="2.824cm" style:rel-column-width="1601*"/>
    </style:style>
    <style:style style:name="_31_0Tableau2.G" style:display-name="10Tableau2.G" style:family="table-column">
      <style:table-column-properties style:column-width="2.018cm" style:rel-column-width="1144*"/>
    </style:style>
    <style:style style:name="_31_0Tableau2.A1" style:display-name="10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_31_0Tableau2.E1" style:display-name="10Tableau2.E1" style:family="table-cell">
      <style:table-cell-properties fo:padding="0.097cm" fo:border="0.002cm solid #000000"/>
    </style:style>
    <style:style style:name="_31_0Tableau2.A2" style:display-name="10Tableau2.A2" style:family="table-cell">
      <style:table-cell-properties fo:padding="0.097cm" fo:border-left="0.002cm solid #000000" fo:border-right="none" fo:border-top="none" fo:border-bottom="0.002cm solid #000000"/>
    </style:style>
    <style:style style:name="_31_0Tableau2.G2" style:display-name="10Tableau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_31_0Tableau2.B3" style:display-name="10Tableau2.B3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_31_0Tableau2.D3" style:display-name="10Tableau2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_31_0Tableau2.G3" style:display-name="10Tableau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_31_0Tableau2.G4" style:display-name="10Tableau2.G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5.292cm" style:rel-column-width="3000*"/>
    </style:style>
    <style:style style:name="Tableau2.B" style:family="table-column">
      <style:table-column-properties style:column-width="2.487cm" style:rel-column-width="1410*"/>
    </style:style>
    <style:style style:name="Tableau2.C" style:family="table-column">
      <style:table-column-properties style:column-width="1.799cm" style:rel-column-width="1020*"/>
    </style:style>
    <style:style style:name="Tableau2.D" style:family="table-column">
      <style:table-column-properties style:column-width="1.429cm" style:rel-column-width="810*"/>
    </style:style>
    <style:style style:name="Tableau2.E" style:family="table-column">
      <style:table-column-properties style:column-width="2.117cm" style:rel-column-width="1200*"/>
    </style:style>
    <style:style style:name="Tableau2.F" style:family="table-column">
      <style:table-column-properties style:column-width="2.249cm" style:rel-column-width="1275*"/>
    </style:style>
    <style:style style:name="Tableau2.G" style:family="table-column">
      <style:table-column-properties style:column-width="1.64cm" style:rel-column-width="93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G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5.398cm" style:rel-column-width="3060*"/>
    </style:style>
    <style:style style:name="Tableau3.B" style:family="table-column">
      <style:table-column-properties style:column-width="2.778cm" style:rel-column-width="1575*"/>
    </style:style>
    <style:style style:name="Tableau3.C" style:family="table-column">
      <style:table-column-properties style:column-width="2.805cm" style:rel-column-width="1590*"/>
    </style:style>
    <style:style style:name="Tableau3.D" style:family="table-column">
      <style:table-column-properties style:column-width="1.376cm" style:rel-column-width="780*"/>
    </style:style>
    <style:style style:name="Tableau3.E" style:family="table-column">
      <style:table-column-properties style:column-width="2.196cm" style:rel-column-width="1245*"/>
    </style:style>
    <style:style style:name="Tableau3.F" style:family="table-column">
      <style:table-column-properties style:column-width="2.461cm" style:rel-column-width="139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3.413cm" style:rel-column-width="1935*"/>
    </style:style>
    <style:style style:name="Tableau5.B" style:family="table-column">
      <style:table-column-properties style:column-width="1.693cm" style:rel-column-width="960*"/>
    </style:style>
    <style:style style:name="Tableau5.C" style:family="table-column">
      <style:table-column-properties style:column-width="2.355cm" style:rel-column-width="1335*"/>
    </style:style>
    <style:style style:name="Tableau5.D" style:family="table-column">
      <style:table-column-properties style:column-width="2.252cm" style:rel-column-width="1277*"/>
    </style:style>
    <style:style style:name="Tableau5.E" style:family="table-column">
      <style:table-column-properties style:column-width="2.429cm" style:rel-column-width="1377*"/>
    </style:style>
    <style:style style:name="Tableau5.G" style:family="table-column">
      <style:table-column-properties style:column-width="2.441cm" style:rel-column-width="1384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5.B4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5.G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 5 – Les coûts complets</text:p>
      <text:p text:style-name="Standard"/>
      <text:p text:style-name="Standard">Introduction sur les coûts complets :</text:p>
      <text:p text:style-name="Standard">Lorsqu'une entreprise produit un bien (une configuration informatique, une imprimante, une souris...), c'est un ensemble de pièces, de matières qui vont constituer le produit final.</text:p>
      <text:p text:style-name="Standard">L'entreprise doit connaître l'importance de ses charges aux différents stades de l'élaboration de ses produits.</text:p>
      <text:p text:style-name="Standard">La maîtrise des coûts est une priorité des structures de production.</text:p>
      <text:p text:style-name="Standard"/>
      <text:p text:style-name="Standard">L'entreprise va donc calculer les coûts analytiques par entité de production, par composant, par article produit... Pour savoir si elle va dans la bonne direction.</text:p>
      <text:p text:style-name="Standard"/>
      <text:p text:style-name="Standard">Il existe divers types de coûts.</text:p>
      <text:p text:style-name="Standard">Un coût est un regroupement de charges qui va correspondre à des fonctions dans l'entreprise ; achat, production, distribution, assemblage, administration, étude, …</text:p>
      <text:p text:style-name="Standard"/>
      <text:p text:style-name="Standard">On parle de coût complet lorsque les coûts calculés prennent en compte toutes les charges de l'entreprise.</text:p>
      <text:p text:style-name="Standard">Autre définition :</text:p>
      <text:p text:style-name="Standard">Les coûts complets sont toutes les charges consommées par les processus de production et de commercialisation des produits ou de services.</text:p>
      <text:p text:style-name="Standard"/>
      <text:p text:style-name="Standard">Pour une activité, un service, un produit, on a :</text:p>
      <text:p text:style-name="Standard">Coût complet = coût d'achat + coût de production + coût de distribution.</text:p>
      <text:p text:style-name="Standard">La tenue d'une comptabilité analytique permet de classer les charges selon leur nature (achat, production ou vente).</text:p>
      <text:p text:style-name="Standard">La détermination d'un coût complet par produit facilité ainsi la fixation d'un prix de vente...</text:p>
      <text:p text:style-name="Standard"/>
      <text:list xml:id="list4060237498938422985" text:style-name="L1">
        <text:list-item>
          <text:p text:style-name="P3">Distinguer charges directes et indirectes</text:p>
        </text:list-item>
      </text:list>
      <text:list xml:id="list1096901313999755807" text:style-name="L2">
        <text:list-item>
          <text:list>
            <text:list-item>
              <text:p text:style-name="P4">Les charges directes</text:p>
            </text:list-item>
          </text:list>
        </text:list-item>
      </text:list>
      <text:p text:style-name="Standard">Ce sont les charges qui entrent directement dans la production d'un produit.</text:p>
      <text:p text:style-name="Standard"/>
      <text:list xml:id="list1083080761228065162" text:style-name="L3">
        <text:list-item>
          <text:list>
            <text:list-item>
              <text:p text:style-name="P5">Les charges indirectes</text:p>
            </text:list-item>
          </text:list>
        </text:list-item>
      </text:list>
      <text:p text:style-name="Standard">Ce sont les charges ne pouvant pas être directement affectée à un cout et devant transiter dans un tableau divisé en « centres » avant de faire l'objet d'une affectation.</text:p>
      <text:p text:style-name="Standard">Chaque centre concerne un coût particulier.</text:p>
      <text:p text:style-name="Standard">Exemple le centre « Achat » concerne le coût d'achat.</text:p>
      <text:p text:style-name="Standard"/>
      <text:p text:style-name="Standard">Si les charges directes sont directement affectées au coût concerné,</text:p>
      <text:p text:style-name="Standard">Les charges indirectes doivent obligatoirement passer par un tableau de répartition des charges indirectes.</text:p>
      <text:p text:style-name="Standard"/>
      <text:list xml:id="list4817848885486664776" text:style-name="L4">
        <text:list-item>
          <text:p text:style-name="P6">Les différents coûts.</text:p>
        </text:list-item>
      </text:list>
      <text:list xml:id="list4335103445758056460" text:style-name="L5">
        <text:list-item>
          <text:list>
            <text:list-item>
              <text:p text:style-name="P7">Le coût d'achat</text:p>
            </text:list-item>
          </text:list>
        </text:list-item>
      </text:list>
      <text:p text:style-name="Standard">I tient compte du prix d'achat des matières augmenté des frais relatifs à l'approvisionnement de ces matières achetées.</text:p>
      <text:p text:style-name="Standard">On calcule un coût d'achat par matière première achetée. S'il existe 10 matières premières, il faut déterminer dix coûts d'achats.</text:p>
      <text:p text:style-name="Standard"/>
      <text:p text:style-name="Standard"/>
      <text:p text:style-name="Standard"/>
      <text:p text:style-name="Standard"/>
      <text:list xml:id="list7314931857453163594" text:style-name="L6">
        <text:list-item>
          <text:list>
            <text:list-item>
              <text:p text:style-name="P8"><text:soft-page-break/>Le coût de production</text:p>
            </text:list-item>
          </text:list>
        </text:list-item>
      </text:list>
      <text:p text:style-name="Standard">Il s'agit de la valeur des biens fabriqués, celle ci étant composé du coût d'achat des matières consommées, augmentées des charges directes de production et des charges indirectes de production.</text:p>
      <text:p text:style-name="Standard">On calcule un coût de production par produit fabriqué.</text:p>
      <text:p text:style-name="Standard"/>
      <text:list xml:id="list1080883621507214217" text:style-name="L7">
        <text:list-item>
          <text:list>
            <text:list-item>
              <text:p text:style-name="P9">Le coût de revient</text:p>
            </text:list-item>
          </text:list>
        </text:list-item>
      </text:list>
      <text:p text:style-name="Standard">Il est constitué par l'ensemble des coûts entrant dans la fabrication d'un produit vendu (cout d'achat, coût de production, coût de distribution et coût des centres d'analyse « administration » et « financement »).</text:p>
      <text:p text:style-name="Standard">On calcule un coût de revient par produit fini vendu</text:p>
      <text:p text:style-name="Standard"/>
      <text:list xml:id="list5728516442175830801" text:style-name="L8">
        <text:list-item>
          <text:p text:style-name="P10">La méthode des centres d'analyse</text:p>
        </text:list-item>
      </text:list>
      <text:list xml:id="list7475912407233154980" text:style-name="L9">
        <text:list-item>
          <text:list>
            <text:list-item>
              <text:p text:style-name="P11">Définition</text:p>
            </text:list-item>
          </text:list>
        </text:list-item>
      </text:list>
      <text:p text:style-name="Standard">La méthode des centres d'analyse est une méthode de calcul du coût d'un produit.</text:p>
      <text:p text:style-name="Standard">Elle est la plus couramment utilisée car elle présente un rapport satisfaisant entre la complexité des traitements et la précision des résultats.</text:p>
      <text:p text:style-name="Standard">Elle consiste à analyser les charges en termes de charges directes et indirectes.</text:p>
      <text:p text:style-name="Standard">Les charges directes sont affectées directement aux produits concernés (ex : matière premières)</text:p>
      <text:p text:style-name="Standard">Les charges indirectes sont réparties entre des centres d'analyse avant d'être imputées entre les produites en fonction d'unité d'oeuvre.</text:p>
      <text:p text:style-name="Standard"/>
      <text:list xml:id="list2073865903239254351" text:style-name="L10">
        <text:list-item>
          <text:list>
            <text:list-item>
              <text:p text:style-name="P12">Les centres d'analyse</text:p>
            </text:list-item>
          </text:list>
        </text:list-item>
      </text:list>
      <text:p text:style-name="Standard">Un centre d'analyse est une division comptable chargée d'accueillir les charges indirectes avant leur affectation à un coût.</text:p>
      <text:p text:style-name="Standard">Les principaux centres d'analyses sont :</text:p>
      <text:list xml:id="list6826706025152920577" text:style-name="L11">
        <text:list-item>
          <text:p text:style-name="P13">Centre Approvisionnement (coût d'achat)</text:p>
        </text:list-item>
        <text:list-item>
          <text:p text:style-name="P13">Centre Production (coût de production)</text:p>
        </text:list-item>
        <text:list-item>
          <text:p text:style-name="P13">Centre Distribution (coût de distribution)</text:p>
          <text:p text:style-name="P13"/>
        </text:list-item>
        <text:list-item>
          <text:p text:style-name="P13">Centre Administration (centre auxiliaire)</text:p>
        </text:list-item>
        <text:list-item>
          <text:p text:style-name="P13">…</text:p>
        </text:list-item>
      </text:list>
      <text:p text:style-name="Standard"/>
      <text:p text:style-name="Standard">On va ainsi distinguer 2 types de centre :</text:p>
      <text:p text:style-name="Standard">Les centres principaux : centre qui contribuent directement au processus de fabrication et la satisfaction du client.</text:p>
      <text:p text:style-name="Standard">Les centres auxiliaires : centres dont les coûts (charges) sont imputables aux centres principaux.</text:p>
      <text:p text:style-name="Standard"/>
      <text:p text:style-name="Standard">Il convient de répartir les charges indirectes des centres auxiliaires vers les centres principaux.</text:p>
      <text:p text:style-name="Standard"/>
      <text:list xml:id="list8219861716436775096" text:style-name="L12">
        <text:list-item>
          <text:list>
            <text:list-item>
              <text:p text:style-name="P14">Répartitions des charges indirectes</text:p>
            </text:list-item>
          </text:list>
        </text:list-item>
      </text:list>
      <text:p text:style-name="Standard">La répartition des charges indirectes se fait en deux temps :</text:p>
      <text:list xml:id="list3342693717288636999" text:style-name="L13">
        <text:list-item>
          <text:p text:style-name="P15">La répartition primaire sont réparties entre les différents centres d'analyse (auxiliaires et principaux)</text:p>
        </text:list-item>
      </text:list>
      <text:p text:style-name="Standard">- La répartition secondaire : les coûts des centres auxiliaires sont répartis entre les différents centres principaux.</text:p>
      <text:p text:style-name="Standard"/>
      <text:p text:style-name="Standard"/>
      <text:p text:style-name="Standard"/>
      <text:p text:style-name="Standard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ext:soft-page-break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table:number-columns-spanned="5" office:value-type="string">
            <text:p text:style-name="P2">Centre d'analys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table:number-columns-spanned="2" office:value-type="string">
            <text:p text:style-name="P2">Centres auxiliaires</text:p>
          </table:table-cell>
          <table:covered-table-cell/>
          <table:table-cell table:style-name="Tableau1.E2" table:number-columns-spanned="3" office:value-type="string">
            <text:p text:style-name="P2">Centres principaux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Total</text:p>
          </table:table-cell>
          <table:table-cell table:style-name="Tableau1.A2" office:value-type="string">
            <text:p text:style-name="P2">Entretien</text:p>
          </table:table-cell>
          <table:table-cell table:style-name="Tableau1.A2" office:value-type="string">
            <text:p text:style-name="P2">Admin</text:p>
          </table:table-cell>
          <table:table-cell table:style-name="Tableau1.A2" office:value-type="string">
            <text:p text:style-name="P2">Approv</text:p>
          </table:table-cell>
          <table:table-cell table:style-name="Tableau1.A2" office:value-type="string">
            <text:p text:style-name="P2">Atelier</text:p>
          </table:table-cell>
          <table:table-cell table:style-name="Tableau1.E2" office:value-type="string">
            <text:p text:style-name="P2">Distrib</text:p>
          </table:table-cell>
        </table:table-row>
        <table:table-row>
          <table:table-cell table:style-name="Tableau1.A2" office:value-type="string">
            <text:p text:style-name="P2">Charges indirectes</text:p>
          </table:table-cell>
          <table:table-cell table:style-name="Tableau1.B4" office:value-type="float" office:value="100000">
            <text:p text:style-name="P2">100000</text:p>
          </table:table-cell>
          <table:table-cell table:style-name="Tableau1.B4" office:value-type="float" office:value="10000">
            <text:p text:style-name="P2">10000</text:p>
          </table:table-cell>
          <table:table-cell table:style-name="Tableau1.B4" office:value-type="float" office:value="5000">
            <text:p text:style-name="P2">5000</text:p>
          </table:table-cell>
          <table:table-cell table:style-name="Tableau1.B4" office:value-type="float" office:value="15000">
            <text:p text:style-name="P2">15000</text:p>
          </table:table-cell>
          <table:table-cell table:style-name="Tableau1.B4" office:value-type="float" office:value="55000">
            <text:p text:style-name="P2">55000</text:p>
          </table:table-cell>
          <table:table-cell table:style-name="Tableau1.G4" office:value-type="float" office:value="15000">
            <text:p text:style-name="P2">15000</text:p>
          </table:table-cell>
        </table:table-row>
        <table:table-row>
          <table:table-cell table:style-name="Tableau1.A2" office:value-type="string">
            <text:p text:style-name="P2">Charges supplétives</text:p>
          </table:table-cell>
          <table:table-cell table:style-name="Tableau1.B4" office:value-type="float" office:value="15000">
            <text:p text:style-name="P2">15000</text:p>
          </table:table-cell>
          <table:table-cell table:style-name="Tableau1.A2" office:value-type="string">
            <text:p text:style-name="P2"/>
          </table:table-cell>
          <table:table-cell table:style-name="Tableau1.B4" office:value-type="float" office:value="9000">
            <text:p text:style-name="P2">9000</text:p>
          </table:table-cell>
          <table:table-cell table:style-name="Tableau1.B4" office:value-type="float" office:value="3000">
            <text:p text:style-name="P2">3000</text:p>
          </table:table-cell>
          <table:table-cell table:style-name="Tableau1.A2" office:value-type="string">
            <text:p text:style-name="P2"/>
          </table:table-cell>
          <table:table-cell table:style-name="Tableau1.G4" office:value-type="float" office:value="3000">
            <text:p text:style-name="P2">3000</text:p>
          </table:table-cell>
        </table:table-row>
        <table:table-row>
          <table:table-cell table:style-name="Tableau1.A2" office:value-type="string">
            <text:p text:style-name="P2">Répartition primaire</text:p>
          </table:table-cell>
          <table:table-cell table:style-name="Tableau1.B4" office:value-type="float" office:value="115000">
            <text:p text:style-name="P2">115000</text:p>
          </table:table-cell>
          <table:table-cell table:style-name="Tableau1.B4" office:value-type="float" office:value="10000">
            <text:p text:style-name="P2">10000</text:p>
          </table:table-cell>
          <table:table-cell table:style-name="Tableau1.B4" office:value-type="float" office:value="14000">
            <text:p text:style-name="P2">14000</text:p>
          </table:table-cell>
          <table:table-cell table:style-name="Tableau1.B4" office:value-type="float" office:value="18000">
            <text:p text:style-name="P2">18000</text:p>
          </table:table-cell>
          <table:table-cell table:style-name="Tableau1.B4" office:value-type="float" office:value="55000">
            <text:p text:style-name="P2">55000</text:p>
          </table:table-cell>
          <table:table-cell table:style-name="Tableau1.G4" office:value-type="float" office:value="18000">
            <text:p text:style-name="P2">18000</text:p>
          </table:table-cell>
        </table:table-row>
      </table:table>
      <text:p text:style-name="P1"/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Exercice 4</text:p>
      <text:p text:style-name="P17"/>
      <table:table table:name="10Tableau2" table:style-name="_31_0Tableau2">
        <table:table-column table:style-name="_31_0Tableau2.A"/>
        <table:table-column table:style-name="_31_0Tableau2.B"/>
        <table:table-column table:style-name="_31_0Tableau2.C"/>
        <table:table-column table:style-name="_31_0Tableau2.D"/>
        <table:table-column table:style-name="_31_0Tableau2.E"/>
        <table:table-column table:style-name="_31_0Tableau2.F"/>
        <table:table-column table:style-name="_31_0Tableau2.G"/>
        <table:table-row>
          <table:table-cell table:style-name="_31_0Tableau2.A1" office:value-type="string">
            <text:p text:style-name="P18"/>
          </table:table-cell>
          <table:table-cell table:style-name="_31_0Tableau2.A1" table:number-columns-spanned="3" office:value-type="string">
            <text:p text:style-name="P2">Produit 1</text:p>
          </table:table-cell>
          <table:covered-table-cell/>
          <table:covered-table-cell/>
          <table:table-cell table:style-name="_31_0Tableau2.E1" table:number-columns-spanned="3" office:value-type="string">
            <text:p text:style-name="P2">Produit 2</text:p>
          </table:table-cell>
          <table:covered-table-cell/>
          <table:covered-table-cell/>
        </table:table-row>
        <table:table-row>
          <table:table-cell table:style-name="_31_0Tableau2.A2" office:value-type="string">
            <text:p text:style-name="P18"/>
          </table:table-cell>
          <table:table-cell table:style-name="_31_0Tableau2.A2" office:value-type="string">
            <text:p text:style-name="P2">Quantité</text:p>
          </table:table-cell>
          <table:table-cell table:style-name="_31_0Tableau2.A2" office:value-type="string">
            <text:p text:style-name="P2">Prix unitaire</text:p>
          </table:table-cell>
          <table:table-cell table:style-name="_31_0Tableau2.A2" office:value-type="string">
            <text:p text:style-name="P2">Montant</text:p>
          </table:table-cell>
          <table:table-cell table:style-name="_31_0Tableau2.A2" office:value-type="string">
            <text:p text:style-name="P2">Quantité</text:p>
          </table:table-cell>
          <table:table-cell table:style-name="_31_0Tableau2.A2" office:value-type="string">
            <text:p text:style-name="P2">Prix unitaire</text:p>
          </table:table-cell>
          <table:table-cell table:style-name="_31_0Tableau2.G2" office:value-type="string">
            <text:p text:style-name="P2">Montant</text:p>
          </table:table-cell>
        </table:table-row>
        <table:table-row>
          <table:table-cell table:style-name="_31_0Tableau2.A2" office:value-type="string">
            <text:p text:style-name="P18">Charges directes</text:p>
          </table:table-cell>
          <table:table-cell table:style-name="_31_0Tableau2.B3" office:value-type="string">
            <text:p text:style-name="P2"/>
          </table:table-cell>
          <table:table-cell table:style-name="_31_0Tableau2.B3" office:value-type="string">
            <text:p text:style-name="P2"/>
          </table:table-cell>
          <table:table-cell table:style-name="_31_0Tableau2.D3" office:value-type="float" office:value="12000">
            <text:p text:style-name="P2">12000</text:p>
          </table:table-cell>
          <table:table-cell table:style-name="_31_0Tableau2.B3" office:value-type="string">
            <text:p text:style-name="P2"/>
          </table:table-cell>
          <table:table-cell table:style-name="_31_0Tableau2.B3" office:value-type="string">
            <text:p text:style-name="P2"/>
          </table:table-cell>
          <table:table-cell table:style-name="_31_0Tableau2.G3" office:value-type="float" office:value="15600">
            <text:p text:style-name="P2">15600</text:p>
          </table:table-cell>
        </table:table-row>
        <table:table-row>
          <table:table-cell table:style-name="_31_0Tableau2.A2" office:value-type="string">
            <text:p text:style-name="P18">Charges indirectes</text:p>
          </table:table-cell>
          <table:table-cell table:style-name="_31_0Tableau2.B3" office:value-type="string">
            <text:p text:style-name="P2"/>
          </table:table-cell>
          <table:table-cell table:style-name="_31_0Tableau2.B3" office:value-type="string">
            <text:p text:style-name="P2"/>
          </table:table-cell>
          <table:table-cell table:style-name="_31_0Tableau2.B3" office:value-type="string">
            <text:p text:style-name="P2"/>
          </table:table-cell>
          <table:table-cell table:style-name="_31_0Tableau2.B3" office:value-type="string">
            <text:p text:style-name="P2"/>
          </table:table-cell>
          <table:table-cell table:style-name="_31_0Tableau2.B3" office:value-type="string">
            <text:p text:style-name="P2"/>
          </table:table-cell>
          <table:table-cell table:style-name="_31_0Tableau2.G4" office:value-type="string">
            <text:p text:style-name="P2"/>
          </table:table-cell>
        </table:table-row>
        <table:table-row>
          <table:table-cell table:style-name="_31_0Tableau2.A2" office:value-type="string">
            <text:p text:style-name="P19">- Approv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7.28">
            <text:p text:style-name="P2">7,28</text:p>
          </table:table-cell>
          <table:table-cell table:style-name="_31_0Tableau2.D3" office:value-type="float" office:value="7280">
            <text:p text:style-name="P2">7280</text:p>
          </table:table-cell>
          <table:table-cell table:style-name="_31_0Tableau2.D3" office:value-type="float" office:value="2500">
            <text:p text:style-name="P2">2500</text:p>
          </table:table-cell>
          <table:table-cell table:style-name="_31_0Tableau2.D3" office:value-type="float" office:value="7.28">
            <text:p text:style-name="P2">7,28</text:p>
          </table:table-cell>
          <table:table-cell table:style-name="_31_0Tableau2.G3" office:value-type="float" office:value="18200">
            <text:p text:style-name="P2">18200</text:p>
          </table:table-cell>
        </table:table-row>
        <table:table-row>
          <table:table-cell table:style-name="_31_0Tableau2.A2" office:value-type="string">
            <text:p text:style-name="P19">- Attelier</text:p>
          </table:table-cell>
          <table:table-cell table:style-name="_31_0Tableau2.D3" office:value-type="float" office:value="1200">
            <text:p text:style-name="P2">1200</text:p>
          </table:table-cell>
          <table:table-cell table:style-name="_31_0Tableau2.D3" office:value-type="float" office:value="31.95">
            <text:p text:style-name="P2">31,95</text:p>
          </table:table-cell>
          <table:table-cell table:style-name="_31_0Tableau2.D3" office:value-type="float" office:value="38340">
            <text:p text:style-name="P2">38340</text:p>
          </table:table-cell>
          <table:table-cell table:style-name="_31_0Tableau2.D3" office:value-type="float" office:value="800">
            <text:p text:style-name="P2">800</text:p>
          </table:table-cell>
          <table:table-cell table:style-name="_31_0Tableau2.D3" office:value-type="float" office:value="31.95">
            <text:p text:style-name="P2">31,95</text:p>
          </table:table-cell>
          <table:table-cell table:style-name="_31_0Tableau2.G3" office:value-type="float" office:value="25560">
            <text:p text:style-name="P2">25560</text:p>
          </table:table-cell>
        </table:table-row>
        <table:table-row>
          <table:table-cell table:style-name="_31_0Tableau2.A2" office:value-type="string">
            <text:p text:style-name="P19">- Distrib</text:p>
          </table:table-cell>
          <table:table-cell table:style-name="_31_0Tableau2.D3" office:value-type="float" office:value="100000">
            <text:p text:style-name="P2">100000</text:p>
          </table:table-cell>
          <table:table-cell table:style-name="_31_0Tableau2.D3" office:value-type="float" office:value="0.13">
            <text:p text:style-name="P2">0,13</text:p>
          </table:table-cell>
          <table:table-cell table:style-name="_31_0Tableau2.D3" office:value-type="float" office:value="12800">
            <text:p text:style-name="P2">12800</text:p>
          </table:table-cell>
          <table:table-cell table:style-name="_31_0Tableau2.D3" office:value-type="float" office:value="100000">
            <text:p text:style-name="P2">100000</text:p>
          </table:table-cell>
          <table:table-cell table:style-name="_31_0Tableau2.D3" office:value-type="float" office:value="0.128">
            <text:p text:style-name="P2">0,13</text:p>
          </table:table-cell>
          <table:table-cell table:style-name="_31_0Tableau2.G3" office:value-type="float" office:value="12800">
            <text:p text:style-name="P2">12800</text:p>
          </table:table-cell>
        </table:table-row>
        <table:table-row>
          <table:table-cell table:style-name="_31_0Tableau2.A2" office:value-type="string">
            <text:p text:style-name="P18">Coût de revient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70.42">
            <text:p text:style-name="P2">70,42</text:p>
          </table:table-cell>
          <table:table-cell table:style-name="_31_0Tableau2.D3" office:value-type="float" office:value="70420">
            <text:p text:style-name="P2">70420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72.16">
            <text:p text:style-name="P2">72,16</text:p>
          </table:table-cell>
          <table:table-cell table:style-name="_31_0Tableau2.G3" office:value-type="float" office:value="72160">
            <text:p text:style-name="P2">72160</text:p>
          </table:table-cell>
        </table:table-row>
        <table:table-row>
          <table:table-cell table:style-name="_31_0Tableau2.A2" office:value-type="string">
            <text:p text:style-name="P18">Ventes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100">
            <text:p text:style-name="P2">100</text:p>
          </table:table-cell>
          <table:table-cell table:style-name="_31_0Tableau2.D3" office:value-type="float" office:value="100000">
            <text:p text:style-name="P2">100000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100">
            <text:p text:style-name="P2">100</text:p>
          </table:table-cell>
          <table:table-cell table:style-name="_31_0Tableau2.G3" office:value-type="float" office:value="100000">
            <text:p text:style-name="P2">100000</text:p>
          </table:table-cell>
        </table:table-row>
        <table:table-row>
          <table:table-cell table:style-name="_31_0Tableau2.A2" office:value-type="string">
            <text:p text:style-name="P18">Résultat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29.58">
            <text:p text:style-name="P2">29,58</text:p>
          </table:table-cell>
          <table:table-cell table:style-name="_31_0Tableau2.D3" office:value-type="float" office:value="29580">
            <text:p text:style-name="P2">29580</text:p>
          </table:table-cell>
          <table:table-cell table:style-name="_31_0Tableau2.D3" office:value-type="float" office:value="1000">
            <text:p text:style-name="P2">1000</text:p>
          </table:table-cell>
          <table:table-cell table:style-name="_31_0Tableau2.D3" office:value-type="float" office:value="27.84">
            <text:p text:style-name="P2">27,84</text:p>
          </table:table-cell>
          <table:table-cell table:style-name="_31_0Tableau2.G3" office:value-type="float" office:value="27840">
            <text:p text:style-name="P2">27840</text:p>
          </table:table-cell>
        </table:table-row>
      </table:table>
      <text:p text:style-name="P17"/>
      <text:p text:style-name="P17"/>
      <text:p text:style-name="P17">Exercice 5</text:p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8"/>
          </table:table-cell>
          <table:table-cell table:style-name="Tableau2.A1" table:number-columns-spanned="2" office:value-type="string">
            <text:p text:style-name="P18">Centres auxiliaires</text:p>
          </table:table-cell>
          <table:covered-table-cell/>
          <table:table-cell table:style-name="Tableau2.A1" table:number-columns-spanned="3" office:value-type="string">
            <text:p text:style-name="P18">Centres principaux</text:p>
          </table:table-cell>
          <table:covered-table-cell/>
          <table:covered-table-cell/>
          <table:table-cell table:style-name="Tableau2.G1" table:number-rows-spanned="2" office:value-type="string">
            <text:p text:style-name="P18"/>
            <text:p text:style-name="P18">Total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>Comptabilité</text:p>
          </table:table-cell>
          <table:table-cell table:style-name="Tableau2.A2" office:value-type="string">
            <text:p text:style-name="P18">Entretien</text:p>
          </table:table-cell>
          <table:table-cell table:style-name="Tableau2.A2" office:value-type="string">
            <text:p text:style-name="P18">Achats</text:p>
          </table:table-cell>
          <table:table-cell table:style-name="Tableau2.A2" office:value-type="string">
            <text:p text:style-name="P18">Production</text:p>
          </table:table-cell>
          <table:table-cell table:style-name="Tableau2.A2" office:value-type="string">
            <text:p text:style-name="P18">Distribution</text:p>
          </table:table-cell>
          <table:covered-table-cell/>
        </table:table-row>
        <table:table-row>
          <table:table-cell table:style-name="Tableau2.A2" office:value-type="string">
            <text:p text:style-name="P18">Frais de personnel</text:p>
          </table:table-cell>
          <table:table-cell table:style-name="Tableau2.B3" office:value-type="float" office:value="9000">
            <text:p text:style-name="P18">9000</text:p>
          </table:table-cell>
          <table:table-cell table:style-name="Tableau2.B3" office:value-type="float" office:value="3000">
            <text:p text:style-name="P18">3000</text:p>
          </table:table-cell>
          <table:table-cell table:style-name="Tableau2.B3" office:value-type="float" office:value="6000">
            <text:p text:style-name="P18">6000</text:p>
          </table:table-cell>
          <table:table-cell table:style-name="Tableau2.B3" office:value-type="float" office:value="120000">
            <text:p text:style-name="P18">120000</text:p>
          </table:table-cell>
          <table:table-cell table:style-name="Tableau2.B3" office:value-type="float" office:value="12000">
            <text:p text:style-name="P18">12000</text:p>
          </table:table-cell>
          <table:table-cell table:style-name="Tableau2.G3" office:value-type="float" office:value="150000">
            <text:p text:style-name="P18">150000</text:p>
          </table:table-cell>
        </table:table-row>
        <table:table-row>
          <table:table-cell table:style-name="Tableau2.A2" office:value-type="string">
            <text:p text:style-name="P18">Locations</text:p>
          </table:table-cell>
          <table:table-cell table:style-name="Tableau2.B3" office:value-type="float" office:value="12000">
            <text:p text:style-name="P18">12000</text:p>
          </table:table-cell>
          <table:table-cell table:style-name="Tableau2.B3" office:value-type="float" office:value="3000">
            <text:p text:style-name="P18">3000</text:p>
          </table:table-cell>
          <table:table-cell table:style-name="Tableau2.B3" office:value-type="float" office:value="3000">
            <text:p text:style-name="P18">3000</text:p>
          </table:table-cell>
          <table:table-cell table:style-name="Tableau2.B3" office:value-type="float" office:value="9000">
            <text:p text:style-name="P18">9000</text:p>
          </table:table-cell>
          <table:table-cell table:style-name="Tableau2.B3" office:value-type="float" office:value="3000">
            <text:p text:style-name="P18">3000</text:p>
          </table:table-cell>
          <table:table-cell table:style-name="Tableau2.G3" office:value-type="float" office:value="30000">
            <text:p text:style-name="P18">30000</text:p>
          </table:table-cell>
        </table:table-row>
        <table:table-row>
          <table:table-cell table:style-name="Tableau2.A2" office:value-type="string">
            <text:p text:style-name="P18">Transports</text:p>
          </table:table-cell>
          <table:table-cell table:style-name="Tableau2.B3" office:value-type="float" office:value="2000">
            <text:p text:style-name="P18">2000</text:p>
          </table:table-cell>
          <table:table-cell table:style-name="Tableau2.A2" office:value-type="string">
            <text:p text:style-name="P18"/>
          </table:table-cell>
          <table:table-cell table:style-name="Tableau2.B3" office:value-type="float" office:value="16000">
            <text:p text:style-name="P18">16000</text:p>
          </table:table-cell>
          <table:table-cell table:style-name="Tableau2.A2" office:value-type="string">
            <text:p text:style-name="P18"/>
          </table:table-cell>
          <table:table-cell table:style-name="Tableau2.B3" office:value-type="float" office:value="22000">
            <text:p text:style-name="P18">22000</text:p>
          </table:table-cell>
          <table:table-cell table:style-name="Tableau2.G3" office:value-type="float" office:value="40000">
            <text:p text:style-name="P18">40000</text:p>
          </table:table-cell>
        </table:table-row>
        <table:table-row>
          <table:table-cell table:style-name="Tableau2.A2" office:value-type="string">
            <text:p text:style-name="P18">Charges diverses</text:p>
          </table:table-cell>
          <table:table-cell table:style-name="Tableau2.B3" office:value-type="float" office:value="40000">
            <text:p text:style-name="P18">40000</text:p>
          </table:table-cell>
          <table:table-cell table:style-name="Tableau2.B3" office:value-type="float" office:value="4000">
            <text:p text:style-name="P18">4000</text:p>
          </table:table-cell>
          <table:table-cell table:style-name="Tableau2.B3" office:value-type="float" office:value="8000">
            <text:p text:style-name="P18">8000</text:p>
          </table:table-cell>
          <table:table-cell table:style-name="Tableau2.B3" office:value-type="float" office:value="12000">
            <text:p text:style-name="P18">12000</text:p>
          </table:table-cell>
          <table:table-cell table:style-name="Tableau2.B3" office:value-type="float" office:value="16000">
            <text:p text:style-name="P18">16000</text:p>
          </table:table-cell>
          <table:table-cell table:style-name="Tableau2.G3" office:value-type="float" office:value="80000">
            <text:p text:style-name="P18">80000</text:p>
          </table:table-cell>
        </table:table-row>
        <table:table-row>
          <table:table-cell table:style-name="Tableau2.A2" office:value-type="string">
            <text:p text:style-name="P18">Dotation aux amortissements</text:p>
          </table:table-cell>
          <table:table-cell table:style-name="Tableau2.B3" office:value-type="float" office:value="40000">
            <text:p text:style-name="P18">40000</text:p>
          </table:table-cell>
          <table:table-cell table:style-name="Tableau2.B3">
            <text:p text:style-name="P18"/>
          </table:table-cell>
          <table:table-cell table:style-name="Tableau2.B3" office:value-type="float" office:value="10000">
            <text:p text:style-name="P18">10000</text:p>
          </table:table-cell>
          <table:table-cell table:style-name="Tableau2.B3" office:value-type="float" office:value="1400000">
            <text:p text:style-name="P18">1400000</text:p>
          </table:table-cell>
          <table:table-cell table:style-name="Tableau2.B3" office:value-type="float" office:value="10000">
            <text:p text:style-name="P18">10000</text:p>
          </table:table-cell>
          <table:table-cell table:style-name="Tableau2.G3" office:value-type="float" office:value="200000">
            <text:p text:style-name="P18">200000</text:p>
          </table:table-cell>
        </table:table-row>
        <table:table-row>
          <table:table-cell table:style-name="Tableau2.A2" office:value-type="string">
            <text:p text:style-name="P18">Total de répartition primaire</text:p>
          </table:table-cell>
          <table:table-cell table:style-name="Tableau2.B3" office:value-type="float" office:value="103000">
            <text:p text:style-name="P18">103000</text:p>
          </table:table-cell>
          <table:table-cell table:style-name="Tableau2.B3" office:value-type="float" office:value="10000">
            <text:p text:style-name="P18">10000</text:p>
          </table:table-cell>
          <table:table-cell table:style-name="Tableau2.B3" office:value-type="float" office:value="43000">
            <text:p text:style-name="P18">43000</text:p>
          </table:table-cell>
          <table:table-cell table:style-name="Tableau2.B3" office:value-type="float" office:value="281000">
            <text:p text:style-name="P18">281000</text:p>
          </table:table-cell>
          <table:table-cell table:style-name="Tableau2.B3" office:value-type="float" office:value="63000">
            <text:p text:style-name="P18">63000</text:p>
          </table:table-cell>
          <table:table-cell table:style-name="Tableau2.G3" office:value-type="float" office:value="500000">
            <text:p text:style-name="P18">500000</text:p>
          </table:table-cell>
        </table:table-row>
      </table:table>
      <text:p text:style-name="P17"/>
      <text:p text:style-name="P17"/>
      <text:p text:style-name="P17"/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8"/>
          </table:table-cell>
          <table:table-cell table:style-name="Tableau3.A1" table:number-columns-spanned="2" office:value-type="string">
            <text:p text:style-name="P18">Centres auxiliaires</text:p>
          </table:table-cell>
          <table:covered-table-cell/>
          <table:table-cell table:style-name="Tableau3.D1" table:number-columns-spanned="3" office:value-type="string">
            <text:p text:style-name="P18">Centres principaux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Comptabilité</text:p>
          </table:table-cell>
          <table:table-cell table:style-name="Tableau3.A2" office:value-type="string">
            <text:p text:style-name="P18">Entretien</text:p>
          </table:table-cell>
          <table:table-cell table:style-name="Tableau3.A2" office:value-type="string">
            <text:p text:style-name="P18">Achats</text:p>
          </table:table-cell>
          <table:table-cell table:style-name="Tableau3.A2" office:value-type="string">
            <text:p text:style-name="P18">Production</text:p>
          </table:table-cell>
          <table:table-cell table:style-name="Tableau3.F2" office:value-type="string">
            <text:p text:style-name="P18">Distribution</text:p>
          </table:table-cell>
        </table:table-row>
        <table:table-row>
          <table:table-cell table:style-name="Tableau3.A2" office:value-type="string">
            <text:p text:style-name="P18">Répartition primaire</text:p>
          </table:table-cell>
          <table:table-cell table:style-name="Tableau3.B3" office:value-type="float" office:value="103000">
            <text:p text:style-name="P18">103000</text:p>
          </table:table-cell>
          <table:table-cell table:style-name="Tableau3.B3" office:value-type="float" office:value="10000">
            <text:p text:style-name="P18">10000</text:p>
          </table:table-cell>
          <table:table-cell table:style-name="Tableau3.B3" office:value-type="float" office:value="43000">
            <text:p text:style-name="P18">43000</text:p>
          </table:table-cell>
          <table:table-cell table:style-name="Tableau3.B3" office:value-type="float" office:value="281000">
            <text:p text:style-name="P18">281000</text:p>
          </table:table-cell>
          <table:table-cell table:style-name="Tableau3.F3" office:value-type="float" office:value="63000">
            <text:p text:style-name="P18">63000</text:p>
          </table:table-cell>
        </table:table-row>
        <table:table-row>
          <table:table-cell table:style-name="Tableau3.A2" office:value-type="string">
            <text:p text:style-name="P18">Comptabilité</text:p>
          </table:table-cell>
          <table:table-cell table:style-name="Tableau3.B3" office:value-type="float" office:value="-103000">
            <text:p text:style-name="P18">-103000</text:p>
          </table:table-cell>
          <table:table-cell table:style-name="Tableau3.B3" office:value-type="float" office:value="0">
            <text:p text:style-name="P18">0</text:p>
          </table:table-cell>
          <table:table-cell table:style-name="Tableau3.B3" office:value-type="float" office:value="20600">
            <text:p text:style-name="P18">20600</text:p>
          </table:table-cell>
          <table:table-cell table:style-name="Tableau3.B3" office:value-type="float" office:value="41200">
            <text:p text:style-name="P18">41200</text:p>
          </table:table-cell>
          <table:table-cell table:style-name="Tableau3.F3" office:value-type="float" office:value="41200">
            <text:p text:style-name="P18">41200</text:p>
          </table:table-cell>
        </table:table-row>
        <table:table-row>
          <table:table-cell table:style-name="Tableau3.A2" office:value-type="string">
            <text:p text:style-name="P18">Entretien</text:p>
          </table:table-cell>
          <table:table-cell table:style-name="Tableau3.B3" office:value-type="float" office:value="0">
            <text:p text:style-name="P18">0</text:p>
          </table:table-cell>
          <table:table-cell table:style-name="Tableau3.B3" office:value-type="float" office:value="-10000">
            <text:p text:style-name="P18">-10000</text:p>
          </table:table-cell>
          <table:table-cell table:style-name="Tableau3.B3" office:value-type="float" office:value="2000">
            <text:p text:style-name="P18">2000</text:p>
          </table:table-cell>
          <table:table-cell table:style-name="Tableau3.B3" office:value-type="float" office:value="5000">
            <text:p text:style-name="P18">5000</text:p>
          </table:table-cell>
          <table:table-cell table:style-name="Tableau3.F3" office:value-type="float" office:value="3000">
            <text:p text:style-name="P18">3000</text:p>
          </table:table-cell>
        </table:table-row>
        <table:table-row>
          <table:table-cell table:style-name="Tableau3.A2" office:value-type="string">
            <text:p text:style-name="P18">Total de répartition secondaire</text:p>
          </table:table-cell>
          <table:table-cell table:style-name="Tableau3.B3" office:value-type="float" office:value="0">
            <text:p text:style-name="P18">0</text:p>
          </table:table-cell>
          <table:table-cell table:style-name="Tableau3.B3" office:value-type="float" office:value="0">
            <text:p text:style-name="P18">0</text:p>
          </table:table-cell>
          <table:table-cell table:style-name="Tableau3.B3" office:value-type="float" office:value="65600">
            <text:p text:style-name="P18">65600</text:p>
          </table:table-cell>
          <table:table-cell table:style-name="Tableau3.B3" office:value-type="float" office:value="327200">
            <text:p text:style-name="P18">327200</text:p>
          </table:table-cell>
          <table:table-cell table:style-name="Tableau3.F3" office:value-type="float" office:value="107200">
            <text:p text:style-name="P18">107200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au4" table:style-name="Tableau4">
        <table:table-column table:style-name="Tableau4.A" table:number-columns-repeated="4"/>
        <text:soft-page-break/>
        <table:table-row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18">Centres principaux</text:p>
          </table:table-cell>
          <table:table-cell table:style-name="Tableau4.A1" office:value-type="string">
            <text:p text:style-name="P18"/>
          </table:table-cell>
          <table:table-cell table:style-name="Tableau4.D1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8"/>
          </table:table-cell>
          <table:table-cell table:style-name="Tableau4.A2" office:value-type="string">
            <text:p text:style-name="P18">Achats</text:p>
          </table:table-cell>
          <table:table-cell table:style-name="Tableau4.A2" office:value-type="string">
            <text:p text:style-name="P18">Production</text:p>
          </table:table-cell>
          <table:table-cell table:style-name="Tableau4.D2" office:value-type="string">
            <text:p text:style-name="P18">Distribution</text:p>
          </table:table-cell>
        </table:table-row>
        <table:table-row>
          <table:table-cell table:style-name="Tableau4.A2" office:value-type="string">
            <text:p text:style-name="P18">Répartition secondaire</text:p>
          </table:table-cell>
          <table:table-cell table:style-name="Tableau4.B3" office:value-type="float" office:value="65500">
            <text:p text:style-name="P18">65500</text:p>
          </table:table-cell>
          <table:table-cell table:style-name="Tableau4.B3" office:value-type="float" office:value="327200">
            <text:p text:style-name="P18">327200</text:p>
          </table:table-cell>
          <table:table-cell table:style-name="Tableau4.D3" office:value-type="float" office:value="107200">
            <text:p text:style-name="P18">107200</text:p>
          </table:table-cell>
        </table:table-row>
        <table:table-row>
          <table:table-cell table:style-name="Tableau4.A2" office:value-type="string">
            <text:p text:style-name="P18">Nature de l'unité d'oeuvre</text:p>
          </table:table-cell>
          <table:table-cell table:style-name="Tableau4.A2" office:value-type="string">
            <text:p text:style-name="P18">Kg de matière première achetée</text:p>
          </table:table-cell>
          <table:table-cell table:style-name="Tableau4.A2" office:value-type="string">
            <text:p text:style-name="P18">Kwatt/h consommé</text:p>
          </table:table-cell>
          <table:table-cell table:style-name="Tableau4.D2" office:value-type="string">
            <text:p text:style-name="P18">1000 euros de CA</text:p>
          </table:table-cell>
        </table:table-row>
        <table:table-row>
          <table:table-cell table:style-name="Tableau4.A2" office:value-type="string">
            <text:p text:style-name="P18">Nombre d'unité d'oeuvre</text:p>
          </table:table-cell>
          <table:table-cell table:style-name="Tableau4.B3" office:value-type="float" office:value="100000">
            <text:p text:style-name="P18">100000</text:p>
          </table:table-cell>
          <table:table-cell table:style-name="Tableau4.B3" office:value-type="float" office:value="20000">
            <text:p text:style-name="P18">20000</text:p>
          </table:table-cell>
          <table:table-cell table:style-name="Tableau4.D3" office:value-type="float" office:value="780">
            <text:p text:style-name="P18">780</text:p>
          </table:table-cell>
        </table:table-row>
        <table:table-row>
          <table:table-cell table:style-name="Tableau4.A2" office:value-type="string">
            <text:p text:style-name="P18">Coût d'une unité d'oeuvre</text:p>
          </table:table-cell>
          <table:table-cell table:style-name="Tableau4.B3" office:value-type="float" office:value="0.66">
            <text:p text:style-name="P18">0,66</text:p>
          </table:table-cell>
          <table:table-cell table:style-name="Tableau4.B3" office:value-type="float" office:value="16.36">
            <text:p text:style-name="P18">16,36</text:p>
          </table:table-cell>
          <table:table-cell table:style-name="Tableau4.D3" office:value-type="float" office:value="137.44">
            <text:p text:style-name="P18">137,44</text:p>
          </table:table-cell>
        </table:table-row>
      </table:table>
      <text:p text:style-name="P17"/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 table:number-columns-repeated="2"/>
        <table:table-column table:style-name="Tableau5.G"/>
        <table:table-row>
          <table:table-cell table:style-name="Tableau5.A1" office:value-type="string">
            <text:p text:style-name="P2"/>
          </table:table-cell>
          <table:table-cell table:style-name="Tableau5.A1" table:number-columns-spanned="3" office:value-type="string">
            <text:p text:style-name="P2">P1</text:p>
          </table:table-cell>
          <table:covered-table-cell/>
          <table:covered-table-cell/>
          <table:table-cell table:style-name="Tableau5.E1" table:number-columns-spanned="3" office:value-type="string">
            <text:p text:style-name="P2">P2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2"/>
          </table:table-cell>
          <table:table-cell table:style-name="Tableau5.A2" office:value-type="string">
            <text:p text:style-name="P2">Quantité</text:p>
          </table:table-cell>
          <table:table-cell table:style-name="Tableau5.A2" office:value-type="string">
            <text:p text:style-name="P2">Prix unitaire</text:p>
          </table:table-cell>
          <table:table-cell table:style-name="Tableau5.A2" office:value-type="string">
            <text:p text:style-name="P2">Montant</text:p>
          </table:table-cell>
          <table:table-cell table:style-name="Tableau5.A2" office:value-type="string">
            <text:p text:style-name="P2">Quantité</text:p>
          </table:table-cell>
          <table:table-cell table:style-name="Tableau5.A2" office:value-type="string">
            <text:p text:style-name="P2">Prix unitaire</text:p>
          </table:table-cell>
          <table:table-cell table:style-name="Tableau5.G2" office:value-type="string">
            <text:p text:style-name="P2">Montant</text:p>
          </table:table-cell>
        </table:table-row>
        <table:table-row>
          <table:table-cell table:style-name="Tableau5.A2" office:value-type="string">
            <text:p text:style-name="P2">Charges directes</text:p>
          </table:table-cell>
          <table:table-cell table:style-name="Tableau5.B3" office:value-type="float" office:value="1000">
            <text:p text:style-name="P2">1000</text:p>
          </table:table-cell>
          <table:table-cell table:style-name="Tableau5.B3" office:value-type="float" office:value="10">
            <text:p text:style-name="P2">10</text:p>
          </table:table-cell>
          <table:table-cell table:style-name="Tableau5.B3" office:value-type="float" office:value="10000">
            <text:p text:style-name="P2">10000</text:p>
          </table:table-cell>
          <table:table-cell table:style-name="Tableau5.B3" office:value-type="float" office:value="1000">
            <text:p text:style-name="P2">1000</text:p>
          </table:table-cell>
          <table:table-cell table:style-name="Tableau5.B3" office:value-type="float" office:value="15">
            <text:p text:style-name="P2">15</text:p>
          </table:table-cell>
          <table:table-cell table:style-name="Tableau5.G3" office:value-type="float" office:value="15000">
            <text:p text:style-name="P2">15000</text:p>
          </table:table-cell>
        </table:table-row>
        <table:table-row>
          <table:table-cell table:style-name="Tableau5.A2" office:value-type="string">
            <text:p text:style-name="P2">Charges indirectes</text:p>
          </table:table-cell>
          <table:table-cell table:style-name="Tableau5.B4" office:value-type="string">
            <text:p text:style-name="P2"/>
          </table:table-cell>
          <table:table-cell table:style-name="Tableau5.B4" office:value-type="string">
            <text:p text:style-name="P2"/>
          </table:table-cell>
          <table:table-cell table:style-name="Tableau5.B4" office:value-type="string">
            <text:p text:style-name="P2"/>
          </table:table-cell>
          <table:table-cell table:style-name="Tableau5.B4" office:value-type="string">
            <text:p text:style-name="P2"/>
          </table:table-cell>
          <table:table-cell table:style-name="Tableau5.B4" office:value-type="string">
            <text:p text:style-name="P2"/>
          </table:table-cell>
          <table:table-cell table:style-name="Tableau5.G4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- Achats</text:p>
          </table:table-cell>
          <table:table-cell table:style-name="Tableau5.B3" office:value-type="float" office:value="50000">
            <text:p text:style-name="P2">50000</text:p>
          </table:table-cell>
          <table:table-cell table:style-name="Tableau5.B3" office:value-type="float" office:value="0.66">
            <text:p text:style-name="P2">0,66</text:p>
          </table:table-cell>
          <table:table-cell table:style-name="Tableau5.B3" office:value-type="float" office:value="33000">
            <text:p text:style-name="P2">33000</text:p>
          </table:table-cell>
          <table:table-cell table:style-name="Tableau5.B3" office:value-type="float" office:value="50000">
            <text:p text:style-name="P2">50000</text:p>
          </table:table-cell>
          <table:table-cell table:style-name="Tableau5.B3" office:value-type="float" office:value="0.066">
            <text:p text:style-name="P2">0,07</text:p>
          </table:table-cell>
          <table:table-cell table:style-name="Tableau5.G3" office:value-type="float" office:value="33000">
            <text:p text:style-name="P2">33000</text:p>
          </table:table-cell>
        </table:table-row>
        <table:table-row>
          <table:table-cell table:style-name="Tableau5.A2" office:value-type="string">
            <text:p text:style-name="P2">- Production</text:p>
          </table:table-cell>
          <table:table-cell table:style-name="Tableau5.B3" office:value-type="float" office:value="15000">
            <text:p text:style-name="P2">15000</text:p>
          </table:table-cell>
          <table:table-cell table:style-name="Tableau5.B3" office:value-type="float" office:value="16.36">
            <text:p text:style-name="P2">16,36</text:p>
          </table:table-cell>
          <table:table-cell table:style-name="Tableau5.B3" office:value-type="float" office:value="245400">
            <text:p text:style-name="P2">245400</text:p>
          </table:table-cell>
          <table:table-cell table:style-name="Tableau5.B3" office:value-type="float" office:value="5000">
            <text:p text:style-name="P2">5000</text:p>
          </table:table-cell>
          <table:table-cell table:style-name="Tableau5.B3" office:value-type="float" office:value="16.36">
            <text:p text:style-name="P2">16,36</text:p>
          </table:table-cell>
          <table:table-cell table:style-name="Tableau5.G3" office:value-type="float" office:value="81800">
            <text:p text:style-name="P2">81800</text:p>
          </table:table-cell>
        </table:table-row>
        <table:table-row>
          <table:table-cell table:style-name="Tableau5.A2" office:value-type="string">
            <text:p text:style-name="P2">- Distribution</text:p>
          </table:table-cell>
          <table:table-cell table:style-name="Tableau5.B3" office:value-type="float" office:value="540">
            <text:p text:style-name="P2">540</text:p>
          </table:table-cell>
          <table:table-cell table:style-name="Tableau5.B3" office:value-type="float" office:value="137.44">
            <text:p text:style-name="P2">137,44</text:p>
          </table:table-cell>
          <table:table-cell table:style-name="Tableau5.B3" office:value-type="float" office:value="74218">
            <text:p text:style-name="P2">74218</text:p>
          </table:table-cell>
          <table:table-cell table:style-name="Tableau5.B3" office:value-type="float" office:value="240">
            <text:p text:style-name="P2">240</text:p>
          </table:table-cell>
          <table:table-cell table:style-name="Tableau5.B3" office:value-type="float" office:value="137.44">
            <text:p text:style-name="P2">137,44</text:p>
          </table:table-cell>
          <table:table-cell table:style-name="Tableau5.G3" office:value-type="float" office:value="32986">
            <text:p text:style-name="P2">32986</text:p>
          </table:table-cell>
        </table:table-row>
        <table:table-row>
          <table:table-cell table:style-name="Tableau5.A2" office:value-type="string">
            <text:p text:style-name="P2">Coût de revient</text:p>
          </table:table-cell>
          <table:table-cell table:style-name="Tableau5.B4" office:value-type="string">
            <text:p text:style-name="P2"/>
          </table:table-cell>
          <table:table-cell table:style-name="Tableau5.B4" office:value-type="string">
            <text:p text:style-name="P2"/>
          </table:table-cell>
          <table:table-cell table:style-name="Tableau5.B3" office:value-type="float" office:value="362618">
            <text:p text:style-name="P2">362618</text:p>
          </table:table-cell>
          <table:table-cell table:style-name="Tableau5.B4" office:value-type="string">
            <text:p text:style-name="P2"/>
          </table:table-cell>
          <table:table-cell table:style-name="Tableau5.B4" office:value-type="string">
            <text:p text:style-name="P2"/>
          </table:table-cell>
          <table:table-cell table:style-name="Tableau5.G3" office:value-type="float" office:value="162786">
            <text:p text:style-name="P2">162786</text:p>
          </table:table-cell>
        </table:table-row>
        <table:table-row>
          <table:table-cell table:style-name="Tableau5.A2" office:value-type="string">
            <text:p text:style-name="P2">Ventes</text:p>
          </table:table-cell>
          <table:table-cell table:style-name="Tableau5.B3" office:value-type="float" office:value="1000">
            <text:p text:style-name="P2">1000</text:p>
          </table:table-cell>
          <table:table-cell table:style-name="Tableau5.B3" office:value-type="float" office:value="540">
            <text:p text:style-name="P2">540</text:p>
          </table:table-cell>
          <table:table-cell table:style-name="Tableau5.B3" office:value-type="float" office:value="540000">
            <text:p text:style-name="P2">540000</text:p>
          </table:table-cell>
          <table:table-cell table:style-name="Tableau5.B3" office:value-type="float" office:value="1000">
            <text:p text:style-name="P2">1000</text:p>
          </table:table-cell>
          <table:table-cell table:style-name="Tableau5.B3" office:value-type="float" office:value="240">
            <text:p text:style-name="P2">240</text:p>
          </table:table-cell>
          <table:table-cell table:style-name="Tableau5.G3" office:value-type="float" office:value="240000">
            <text:p text:style-name="P2">240000</text:p>
          </table:table-cell>
        </table:table-row>
        <table:table-row>
          <table:table-cell table:style-name="Tableau5.A2" office:value-type="string">
            <text:p text:style-name="P2">Résultat</text:p>
          </table:table-cell>
          <table:table-cell table:style-name="Tableau5.B3" office:value-type="float" office:value="1000">
            <text:p text:style-name="P2">1000</text:p>
          </table:table-cell>
          <table:table-cell table:style-name="Tableau5.B3" office:value-type="float" office:value="177.4">
            <text:p text:style-name="P2">177,4</text:p>
          </table:table-cell>
          <table:table-cell table:style-name="Tableau5.B3" office:value-type="float" office:value="177382">
            <text:p text:style-name="P2">177382</text:p>
          </table:table-cell>
          <table:table-cell table:style-name="Tableau5.B3" office:value-type="float" office:value="1000">
            <text:p text:style-name="P2">1000</text:p>
          </table:table-cell>
          <table:table-cell table:style-name="Tableau5.B3" office:value-type="float" office:value="77.21">
            <text:p text:style-name="P2">77,21</text:p>
          </table:table-cell>
          <table:table-cell table:style-name="Tableau5.G3" office:value-type="float" office:value="77214">
            <text:p text:style-name="P2">77214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3:32:05.97</meta:creation-date>
    <dc:date>2013-12-17T15:10:46.13</dc:date>
    <meta:editing-duration>PT2H14M50S</meta:editing-duration>
    <meta:editing-cycles>4</meta:editing-cycles>
    <meta:generator>OpenOffice/4.0.0$Win32 OpenOffice.org_project/400m3$Build-9702</meta:generator>
    <meta:document-statistic meta:table-count="6" meta:image-count="0" meta:object-count="0" meta:page-count="5" meta:paragraph-count="293" meta:word-count="988" meta:character-count="6231"/>
  </office:meta>
</office:document-meta>
</file>